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Lohit Hindi1" svg:font-family="'Lohit Hindi'"/>
    <style:font-face style:name="Times New Roman" svg:font-family="'Times New Roman'" style:font-family-generic="roman"/>
    <style:font-face style:name="Mangal" svg:font-family="Mangal" style:font-pitch="variable"/>
    <style:font-face style:name="Microsoft YaHei" svg:font-family="'Microsoft YaHei'" style:font-pitch="variable"/>
    <style:font-face style:name="SimSun" svg:font-family="SimSun, 宋体"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8de1f" officeooo:paragraph-rsid="0018de1f" style:font-size-asian="12.25pt" style:font-size-complex="14pt"/>
    </style:style>
    <style:style style:name="P2" style:family="paragraph" style:parent-style-name="Standard">
      <style:paragraph-properties fo:text-align="end" style:justify-single-word="false"/>
      <style:text-properties fo:font-size="14pt" officeooo:rsid="0018de1f" officeooo:paragraph-rsid="0018de1f" style:font-size-asian="12.25pt" style:font-size-complex="14pt"/>
    </style:style>
    <style:style style:name="P3" style:family="paragraph" style:parent-style-name="Standard">
      <style:paragraph-properties fo:text-align="center" style:justify-single-word="false"/>
      <style:text-properties fo:font-size="14pt" fo:font-style="normal" officeooo:rsid="0018de1f" officeooo:paragraph-rsid="0018de1f" style:font-size-asian="12.25pt" style:font-style-asian="normal" style:font-size-complex="14pt" style:font-style-complex="normal"/>
    </style:style>
    <style:style style:name="P4" style:family="paragraph" style:parent-style-name="Standard">
      <style:paragraph-properties fo:text-align="start" style:justify-single-word="false"/>
      <style:text-properties style:font-name="Times New Roman" fo:font-size="14pt" fo:font-style="normal" fo:font-weight="bold" officeooo:rsid="0018de1f" officeooo:paragraph-rsid="001b8c26" style:font-size-asian="12.25pt" style:font-style-asian="normal" style:font-weight-asian="bold" style:font-size-complex="14pt" style:font-style-complex="normal" style:font-weight-complex="bold"/>
    </style:style>
    <style:style style:name="P5" style:family="paragraph" style:parent-style-name="Standard">
      <style:paragraph-properties fo:text-align="start" style:justify-single-word="false"/>
      <style:text-properties style:font-name="Times New Roman" fo:font-size="14pt" fo:font-style="normal" fo:font-weight="normal" officeooo:rsid="0018de1f" officeooo:paragraph-rsid="001b8c26" style:font-size-asian="12.25pt" style:font-style-asian="normal" style:font-weight-asian="normal" style:font-size-complex="14pt" style:font-style-complex="normal" style:font-weight-complex="normal"/>
    </style:style>
    <style:style style:name="P6" style:family="paragraph" style:parent-style-name="Standard">
      <style:paragraph-properties fo:text-align="start" style:justify-single-word="false"/>
      <style:text-properties style:font-name="Times New Roman" fo:font-size="14pt" fo:font-style="normal" fo:font-weight="normal" officeooo:rsid="0018de1f" officeooo:paragraph-rsid="001ca92b" style:font-size-asian="12.25pt" style:font-style-asian="normal" style:font-weight-asian="normal" style:font-size-complex="14pt" style:font-style-complex="normal" style:font-weight-complex="normal"/>
    </style:style>
    <style:style style:name="P7" style:family="paragraph" style:parent-style-name="Standard">
      <style:text-properties officeooo:paragraph-rsid="001b8c26" style:font-name-asian="Times New Roman1"/>
    </style:style>
    <style:style style:name="P8" style:family="paragraph" style:parent-style-name="Standard">
      <style:text-properties officeooo:paragraph-rsid="001b8c26"/>
    </style:style>
    <style:style style:name="P9" style:family="paragraph" style:parent-style-name="Standard">
      <style:paragraph-properties fo:text-align="start" style:justify-single-word="false"/>
      <style:text-properties style:font-name="Times New Roman" fo:font-size="14pt" fo:font-style="normal" fo:font-weight="bold" officeooo:rsid="001b8c26" officeooo:paragraph-rsid="001b8c26" style:font-size-asian="12.25pt" style:font-style-asian="normal" style:font-weight-asian="bold" style:font-size-complex="14pt" style:font-style-complex="normal" style:font-weight-complex="bold"/>
    </style:style>
    <style:style style:name="P10" style:family="paragraph" style:parent-style-name="Standard">
      <style:paragraph-properties fo:text-align="start" style:justify-single-word="false"/>
      <style:text-properties style:font-name="Times New Roman" fo:font-size="14pt" fo:font-style="normal" fo:font-weight="normal" officeooo:rsid="001ca92b" officeooo:paragraph-rsid="001b8c26" style:font-size-asian="12.25pt" style:font-style-asian="normal" style:font-weight-asian="normal" style:font-size-complex="14pt" style:font-style-complex="normal" style:font-weight-complex="normal"/>
    </style:style>
    <style:style style:name="P11" style:family="paragraph" style:parent-style-name="Standard">
      <style:paragraph-properties fo:text-align="start" style:justify-single-word="false"/>
      <style:text-properties style:font-name="Times New Roman" fo:font-size="14pt" fo:font-style="normal" fo:font-weight="normal" officeooo:rsid="001ca92b" officeooo:paragraph-rsid="001ca92b" style:font-size-asian="12.25pt" style:font-style-asian="normal" style:font-weight-asian="normal" style:font-size-complex="14pt" style:font-style-complex="normal" style:font-weight-complex="normal"/>
    </style:style>
    <style:style style:name="P12" style:family="paragraph" style:parent-style-name="Standard">
      <style:paragraph-properties fo:text-align="start" style:justify-single-word="false"/>
      <style:text-properties style:font-name="Times New Roman" fo:font-size="14pt" fo:font-style="normal" fo:font-weight="normal" officeooo:rsid="001b8c26" officeooo:paragraph-rsid="001b8c26" style:font-size-asian="12.25pt" style:font-style-asian="normal" style:font-weight-asian="normal" style:font-size-complex="14pt" style:font-style-complex="normal" style:font-weight-complex="normal"/>
    </style:style>
    <style:style style:name="P13" style:family="paragraph" style:parent-style-name="Standard">
      <style:paragraph-properties fo:text-align="center" style:justify-single-word="false"/>
      <style:text-properties fo:font-size="14pt" fo:font-style="normal" officeooo:rsid="0018de1f" officeooo:paragraph-rsid="0018de1f" style:font-size-asian="12.25pt" style:font-style-asian="normal" style:font-size-complex="14pt" style:font-style-complex="normal"/>
    </style:style>
    <style:style style:name="P14" style:family="paragraph" style:parent-style-name="Standard">
      <style:paragraph-properties fo:text-align="center" style:justify-single-word="false"/>
      <style:text-properties fo:font-size="14pt" fo:font-style="normal" officeooo:rsid="0018de1f" officeooo:paragraph-rsid="001e45b9" style:font-size-asian="12.25pt" style:font-style-asian="normal" style:font-size-complex="14pt" style:font-style-complex="normal"/>
    </style:style>
    <style:style style:name="P15" style:family="paragraph" style:parent-style-name="Standard">
      <style:paragraph-properties fo:text-align="end" style:justify-single-word="false"/>
      <style:text-properties officeooo:paragraph-rsid="001e45b9"/>
    </style:style>
    <style:style style:name="P16" style:family="paragraph" style:parent-style-name="Standard">
      <style:paragraph-properties fo:text-align="center" style:justify-single-word="false"/>
      <style:text-properties fo:font-size="18pt" fo:letter-spacing="0.176cm" fo:font-weight="bold" officeooo:paragraph-rsid="001e45b9" style:font-size-asian="18pt" style:font-weight-asian="bold"/>
    </style:style>
    <style:style style:name="P17" style:family="paragraph" style:parent-style-name="Standard">
      <style:paragraph-properties fo:text-align="center" style:justify-single-word="false"/>
      <style:text-properties fo:font-size="16pt" fo:font-weight="bold" officeooo:paragraph-rsid="001e45b9" style:font-size-asian="16pt" style:font-weight-asian="bold"/>
    </style:style>
    <style:style style:name="P18" style:family="paragraph" style:parent-style-name="Standard">
      <style:paragraph-properties fo:line-height="0.529cm" fo:text-align="justify" style:justify-single-word="false"/>
      <style:text-properties officeooo:paragraph-rsid="001e45b9"/>
    </style:style>
    <style:style style:name="P19" style:family="paragraph" style:parent-style-name="Standard">
      <style:paragraph-properties fo:line-height="0.529cm" fo:text-align="justify" style:justify-single-word="false">
        <style:tab-stops>
          <style:tab-stop style:position="12.995cm"/>
        </style:tab-stops>
      </style:paragraph-properties>
      <style:text-properties fo:font-style="italic" fo:font-weight="bold" officeooo:paragraph-rsid="001e45b9" style:font-style-asian="italic" style:font-weight-asian="bold"/>
    </style:style>
    <style:style style:name="P20" style:family="paragraph" style:parent-style-name="Standard">
      <style:text-properties officeooo:paragraph-rsid="001e45b9"/>
    </style:style>
    <style:style style:name="P21" style:family="paragraph" style:parent-style-name="Standard">
      <style:paragraph-properties fo:margin-left="0cm" fo:margin-right="2.501cm" fo:text-align="end" style:justify-single-word="false" fo:text-indent="0cm" style:auto-text-indent="false"/>
      <style:text-properties officeooo:paragraph-rsid="001e45b9"/>
    </style:style>
    <style:style style:name="P22" style:family="paragraph" style:parent-style-name="Основной_20_текст_20_3">
      <style:paragraph-properties fo:line-height="0.529cm"/>
      <style:text-properties fo:font-size="12pt" fo:font-style="italic" fo:font-weight="bold" officeooo:paragraph-rsid="001e45b9" style:font-size-asian="12pt" style:font-style-asian="italic" style:font-weight-asian="bold"/>
    </style:style>
    <style:style style:name="P23" style:family="paragraph" style:parent-style-name="Основной_20_текст_20_3">
      <style:paragraph-properties fo:line-height="0.529cm"/>
      <style:text-properties fo:font-size="12pt" fo:font-style="italic" fo:font-weight="bold" officeooo:paragraph-rsid="001e45b9" style:font-size-asian="12pt" style:font-style-asian="italic" style:font-weight-asian="bold" style:font-size-complex="12pt"/>
    </style:style>
    <style:style style:name="P24" style:family="paragraph" style:parent-style-name="Основной_20_текст_20_2">
      <style:paragraph-properties fo:line-height="0.529cm"/>
      <style:text-properties officeooo:paragraph-rsid="001e45b9"/>
    </style:style>
    <style:style style:name="P25" style:family="paragraph" style:parent-style-name="WW-Заголовок">
      <style:paragraph-properties fo:line-height="100%"/>
      <style:text-properties officeooo:paragraph-rsid="001e45b9"/>
    </style:style>
    <style:style style:name="P26" style:family="paragraph" style:parent-style-name="WW-Заголовок">
      <style:paragraph-properties fo:line-height="100%"/>
      <style:text-properties officeooo:paragraph-rsid="00215d91"/>
    </style:style>
    <style:style style:name="P27" style:family="paragraph" style:parent-style-name="WW-Заголовок" style:master-page-name="Standard">
      <style:paragraph-properties fo:line-height="100%" style:page-number="auto"/>
      <style:text-properties officeooo:paragraph-rsid="00215d91"/>
    </style:style>
    <style:style style:name="P28" style:family="paragraph" style:parent-style-name="Normal">
      <style:paragraph-properties fo:orphans="2" fo:widows="2"/>
      <style:text-properties officeooo:paragraph-rsid="001e45b9"/>
    </style:style>
    <style:style style:name="P29" style:family="paragraph" style:parent-style-name="Normal">
      <style:paragraph-properties fo:margin-top="0.106cm" fo:margin-bottom="0.106cm" style:contextual-spacing="false" fo:text-align="center" style:justify-single-word="false" style:border-line-width-bottom="0.123cm 0.123cm 0.123cm" fo:padding-left="0cm" fo:padding-right="0cm" fo:padding-top="0cm" fo:padding-bottom="0.035cm" fo:border-left="none" fo:border-right="none" fo:border-top="none" fo:border-bottom="10.49pt double #000000"/>
      <style:text-properties fo:font-size="12pt" fo:font-style="italic" fo:font-weight="bold" officeooo:paragraph-rsid="001e45b9" style:font-size-asian="12pt" style:font-style-asian="italic" style:font-weight-asian="bold"/>
    </style:style>
    <style:style style:name="P30" style:family="paragraph" style:parent-style-name="Normal">
      <style:paragraph-properties fo:margin-top="0.106cm" fo:margin-bottom="0.106cm" style:contextual-spacing="false" fo:text-align="center" style:justify-single-word="false" style:border-line-width-bottom="0.123cm 0.123cm 0.123cm" fo:padding-left="0cm" fo:padding-right="0cm" fo:padding-top="0cm" fo:padding-bottom="0.035cm" fo:border-left="none" fo:border-right="none" fo:border-top="none" fo:border-bottom="10.49pt double #000000"/>
      <style:text-properties fo:font-size="12pt" fo:font-style="italic" fo:font-weight="bold" officeooo:rsid="0018de1f" officeooo:paragraph-rsid="00215d91" style:font-size-asian="12pt" style:font-style-asian="italic" style:font-weight-asian="bold" style:font-size-complex="14pt"/>
    </style:style>
    <style:style style:name="T1" style:family="text">
      <style:text-properties officeooo:rsid="001b8c26"/>
    </style:style>
    <style:style style:name="T2" style:family="text">
      <style:text-properties fo:font-weight="normal" officeooo:rsid="001b8c26" style:font-weight-asian="normal" style:font-weight-complex="normal"/>
    </style:style>
    <style:style style:name="T3" style:family="text">
      <style:text-properties officeooo:rsid="001ca92b"/>
    </style:style>
    <style:style style:name="T4" style:family="text">
      <style:text-properties officeooo:rsid="001d7f92"/>
    </style:style>
    <style:style style:name="T5" style:family="text">
      <style:text-properties officeooo:rsid="001e45b9"/>
    </style:style>
    <style:style style:name="T6" style:family="text">
      <style:text-properties fo:color="#000000" style:font-size-complex="1pt"/>
    </style:style>
    <style:style style:name="T7" style:family="text">
      <style:text-properties fo:font-weight="bold" style:font-weight-asian="bold" style:font-weight-complex="bold"/>
    </style:style>
    <style:style style:name="T8" style:family="text">
      <style:text-properties fo:language="ru" fo:country="RU" fo:font-weight="bold" style:font-weight-asian="bold" style:font-weight-complex="bold"/>
    </style:style>
    <style:style style:name="T9" style:family="text">
      <style:text-properties fo:language="en" fo:country="US"/>
    </style:style>
    <style:style style:name="T10" style:family="text">
      <style:text-properties fo:font-size="12pt" style:font-size-asian="12pt" style:font-size-complex="12pt"/>
    </style:style>
    <style:style style:name="T11" style:family="text">
      <style:text-properties fo:font-size="12pt" fo:language="ru" fo:country="RU"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Федеральное государственное бюджетное образовательное учреждение </text:p>
      <text:p text:style-name="P26">высшего профессионального образования</text:p>
      <text:p text:style-name="P30">«Московский государственный технический университет имени Н.Э. Баумана» <text:line-break/>(МГТУ им. Н.Э. Баумана)</text:p>
      <text:p text:style-name="P1"/>
      <text:p text:style-name="P1"/>
      <text:p text:style-name="P1"/>
      <text:p text:style-name="P1"/>
      <text:p text:style-name="P1"/>
      <text:p text:style-name="P1"/>
      <text:p text:style-name="P1"/>
      <text:p text:style-name="P1"/>
      <text:p text:style-name="P1"/>
      <text:p text:style-name="P1">Курсовой проект по дисциплине “Базы данных”</text:p>
      <text:p text:style-name="P1">Тема: “Настольное приложение баз<text:span text:style-name="T5">ы</text:span> данных автосалона”</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Выполнил:</text:p>
      <text:p text:style-name="P2">студент группы ИУ7-73</text:p>
      <text:p text:style-name="P2">Юрочко Ю.В.</text:p>
      <text:p text:style-name="P2">Руководитель:</text:p>
      <text:p text:style-name="P2">Просуков Е.А.</text:p>
      <text:p text:style-name="P2"/>
      <text:p text:style-name="P3"/>
      <text:p text:style-name="P3"/>
      <text:p text:style-name="P3">Москва, 2013</text:p>
      <text:p text:style-name="P25"><text:soft-page-break/>Федеральное государственное бюджетное образовательное учреждение </text:p>
      <text:p text:style-name="P25">высшего профессионального образования</text:p>
      <text:p text:style-name="P29">«Московский государственный технический университет имени Н.Э. Баумана» <text:line-break/>(МГТУ им. Н.Э. Баумана)</text:p>
      <text:p text:style-name="P21">УТВЕРЖДАЮ</text:p>
      <text:p text:style-name="P15">Заведующий кафедрой __________</text:p>
      <text:p text:style-name="P15">___________(__________________)</text:p>
      <text:p text:style-name="P15">«_____»______________2013 г.</text:p>
      <text:p text:style-name="P28"/>
      <text:p text:style-name="P16">ЗАДАНИЕ</text:p>
      <text:p text:style-name="P17">на выполнение курсовой работы</text:p>
      <text:p text:style-name="P20"/>
      <text:p text:style-name="P20">по дисциплине <text:tab/>«Базы данных»</text:p>
      <text:p text:style-name="P20"/>
      <text:p text:style-name="P20">Студент <text:tab/> <text:tab/>Юрочко Ю. В. гр. ИУ7-7<text:span text:style-name="T9">3</text:span></text:p>
      <text:p text:style-name="P20"/>
      <text:p text:style-name="P20">Руководитель <text:tab/>Просуков Е. А.</text:p>
      <text:p text:style-name="P20"/>
      <text:p text:style-name="P18">График выполнения проекта: <text:s text:c="2"/>25% к 4 нед., 50% к 8 нед., 75% к 11 нед., 100% к 14 нед.</text:p>
      <text:p text:style-name="P18"/>
      <text:p text:style-name="P22">1. Тема курсовой работы</text:p>
      <text:p text:style-name="P20"><text:span text:style-name="T6">«Приложение базы данных автосалона»</text:span></text:p>
      <text:p text:style-name="P24"/>
      <text:p text:style-name="P23">2. Техническое задание</text:p>
      <text:p text:style-name="P18">Разработать базу данных автосалона и настольное приложение для работы с базой данных, предназначенное для сотрудников автосалона. Базовый функционал приложения:</text:p>
      <text:p text:style-name="P18">1. Презентация товара(каталог автомобилей и запчастей с возможностью поиска товара по различным критериям);</text:p>
      <text:p text:style-name="P18">2. Оформление заказов на приобретение автомобилей и запчастей покупателями;</text:p>
      <text:p text:style-name="P18">3. Ведение статистики продаж автомобилей и запчастей;</text:p>
      <text:p text:style-name="P20"/>
      <text:p text:style-name="P19">3. Оформление курсовой работы<text:tab/></text:p>
      <text:p text:style-name="P18">3.1. Расчетно-пояснительная записка на 32 листах формата А4;</text:p>
      <text:p text:style-name="P18">3.2. Функциональные схемы IDEF0(1-3 схемы);</text:p>
      <text:p text:style-name="P18">3.3 Схема IDEF1X (или эквивалентная ей ER - диаграмма);</text:p>
      <text:p text:style-name="P18">3.4 Диаграмма потока данных (или контекстная диаграмма);</text:p>
      <text:p text:style-name="P18">3.5 Архитектура приложения (схема);</text:p>
      <text:p text:style-name="P18"/>
      <text:p text:style-name="P20">Дата выдачи задания «09» сентября 2013 г.</text:p>
      <text:p text:style-name="P20"/>
      <text:p text:style-name="P20"><text:span text:style-name="T7"><text:tab/>Руководитель курсовой работы</text:span><text:tab/><text:tab/>____________________/ Просуков Е.А. /</text:p>
      <text:p text:style-name="P20"/>
      <text:p text:style-name="P14"><text:span text:style-name="T7"><text:tab/></text:span><text:span text:style-name="T11">Студент<text:tab/></text:span><text:span text:style-name="T10"> <text:tab/><text:tab/><text:tab/>____________________/ Юрочко Ю.В. /</text:span></text:p>
      <text:p text:style-name="P3"/>
      <text:p text:style-name="P9"/>
      <text:p text:style-name="P9"/>
      <text:p text:style-name="P9"/>
      <text:p text:style-name="P9"><text:soft-page-break/>1. Аналитическая часть</text:p>
      <text:p text:style-name="P9"><text:tab/></text:p>
      <text:p text:style-name="P4"><text:span text:style-name="T2">1.1 </text:span><text:span text:style-name="T1">Описание предметной области</text:span></text:p>
      <text:p text:style-name="P5"><text:span text:style-name="T1"><text:tab/>В наше время существует большое количество автосалонов, особенно в больших городах. В любои из них необходимо вести базу данных автомобилей, имеющихся и не имеющихся в салоне, список продаж и другие данные. Для этого удобно иметь под рукой автоматизированную систему, которая позволила бы выполнять все действия по управлению делами автосалона без </text:span><text:span text:style-name="T3">особых усилий.</text:span></text:p>
      <text:p text:style-name="P10"><text:tab/>Как правило, автосалон специализируется на продаже конкретной марки автомобилей, поэтому каталог автомобилей не велик. Но следует учитывать, что автосалон может предлагать различные модификации той или иной модели авто. Так же автосалон может и не иметь строгой спецификации, а продавать все модели существующих автомобилей. В этом случае каталог машин разростается. </text:p>
      <text:p text:style-name="P11"><text:tab/>Каждый автомобиль в автосалоне характеризуется маркой, моделью, годом выпуска, мощность двигателя, типом кузова, ценой и дополнительной информацией, в которую входит большое число параметров таких, как расход топлива, цвет, наличие кондиционера и другое. Все эти данные помогают выбрать покупателю тот автомобиль, который больше всего удовлетворяет его потребностям и средствам. </text:p>
      <text:p text:style-name="P11"><text:tab/>Так же, если автосалон занимается продажей деталей к продаваемым автомобилям (и не только к конкретно этим автомобилям), то следует вести каталог деталей. Каждая деталь имеет такие характеристики, как наименование, цена, фирма – производитель, тип, к которому относится данная деталь и дополнительная информация, позволяющая получить полное представление о конкретной детали. </text:p>
      <text:p text:style-name="P6"><text:span text:style-name="T3"><text:tab/>Поскольку </text:span><text:span text:style-name="T4">в автосалоне могут быть автомобили одной марки и одной модели, но имеющие разные модицикации, например, отличаться цветом, мощностью двигателя и т.д., то следует учитывать каждый авто по отдельности. Таким образом каждый автомобиль должен иметь в каталоге уникальный идентификатор, позволяющий точно иденфицировать его по данному идентификатору.</text:span></text:p>
      <text:p text:style-name="P8"><text:tab/></text:p>
      <text:p text:style-name="P8">Поскольку магазин работает с редкими книгами, следует учитывать каждый экземпляр по отдельности, даже если это одна и та же книга (с идентичным заглавием, автором, издательством, датой выхода и редакцией). В настоящее время управляющий назначает каждой книге уникальный идентификатор, позволяющий различать экземпляры одной и той же книги. Этот идентификатор необходимо включить в сведения о книге. Он состоит из восьми символов - цифр и букв. </text:p>
      <text:p text:style-name="P8"/>
      <text:p text:style-name="P8">Управляющий также записывает краткие сведения о каждом авторе, чьи произведения продает или когда-либо продавал магазин. В магазине иногда представлены несколько книг одного автора, а одну книгу иногда пишут несколько авторов. В настоящее время у управляющего имеются сведения примерно о 2500 авторах. Сведения об авторе состоят из его имени, фамилии, годе рождения и (в отдельных случаях) смерти. Из этой информации необходимо, по крайней мере, имя автора. Менеджер также хотел бы добавлять краткую <text:soft-page-break/>информацию об авторе (если она есть) - одно-два предложения. </text:p>
      <text:p text:style-name="P8"/>
      <text:p text:style-name="P8">Штат магазина состоит из 12 работников (включая управляющего и его помощника). В течение ближайших нескольких лет управляющий планирует нанимать дополнительно по одному работнику в год. Как управляющему, так и его помощнику требуется возможность доступа и, при необходимости, модификации сведений о каждом работнике. В эти сведения входят имя, фамилия, адрес, номер телефона, дата рождения, дата приема на работу и название занимаемой в магазине должности. Штатное расписание магазина предусматривает должности: управляющего, помощника управляющего, продавца на полный рабочий день и продавца на неполный рабочий день. В какой-то момент у управляющего может возникнуть желание добавить к этому списку новые должности или изменить существующие; а также кратко описать обязанности для каждой должности (по крайней мере некоторых из них). Сотрудник может занимать только одну должность. Ни у кого, кроме управляющего и его помощника, не должно быть доступа к сведениям о персонале. Управляющему также хотелось бы вести учет числа и вида книг, продаваемых каждым работником. </text:p>
      <text:p text:style-name="P8"/>
      <text:p text:style-name="P8">В настоящее время магазин также собирает сведения о покупателях: имя, фамилия, номер телефона, почтовый адрес, купленные книги и дата покупки. Поскольку некоторым покупателям не нравится сообщать о себе личные сведения, необходимыми считаются лишь имя и фамилия. На данный момент в список управляющего занесено 2000 покупателей, большинство из которых, хотя и не все, делали в магазине покупки.</text:p>
      <text:p text:style-name="P7"><text:s/></text:p>
      <text:p text:style-name="P8">Управляющему необходимо регистрировать продажи, отслеживая заказ с момента его приема продавцом до оплаты. Иногда, например, когда покупатель лично посетил магазин, эти события происходят одновременно. В каждом заказе необходимо указывать сведения о проданной книге, ее покупателе, оформившем покупку продавце, числе проданных экземпляров и дате заказа. А кроме этого, дату доставки, которая заносится после того, как покупка получена заказчиком. Заказ считается выполненным после того, как книга оплачена и отдана в руки покупателя - лично в магазине или отправлена средствами доставки. Неоплаченную книгу нельзя ни вынести из магазина, ни отправить по почте. В каждом заказе обязательно отмечается способ оплаты и статус заказа. Способы оплаты бывают: наличными, чеком и посредством кредитной карты. Статусов заказа четыре: 1) заказ подлежит отправке, 2) заказ будет получен лично, 3) заказ отправлен и 4) заказ получен. В заказе фигурирует только один покупатель, один продавец, дата заказа и доставки, способ оплаты и статус; однако заказ может формироваться из нескольких книг. </text:p>
      <text:p text:style-name="P8"/>
      <text:p text:style-name="P8">В настоящее время вся работа с заказами выполняется с помощью бумажных бланков, в том числе проверяется факт отправки товара (если он должен быть отправлен) и ведется учет проданного товара. Любая добавленная к заказу книга вычеркивается из инвентарного списка. Этот процесс весьма утомителен и не всегда достаточно эффективен. При этом нельзя быть уверенным, что никто ничего не напутает и не ошибется. Управляющий хочет, чтобы проданная книга осталась в списке книг, но с пометкой о том, что она уже продана. </text:p>
      <text:p text:style-name="P8"/>
      <text:p text:style-name="P8">В магазине продается примерно 20 книг в день. Он открыт пять дней в неделю в течение 10 часов ежедневно. Одновременно за двумя прилавками работают один-два продавца, которые принимают плату, выдают покупки и обрабатывают заказы. В магазине всегда находится как минимум один управляющий. </text:p>
      <text:p text:style-name="P8"/>
      <text:p text:style-name="P8">Управляющий предполагает приблизительно 10-процентный годовой прирост объема продаж. А значит, примерно такие же темпы роста наличного количества книг (а значит, и числа авторов) и покупателей. </text:p>
      <text:p text:style-name="P8"/>
      <text:p text:style-name="P8"><text:soft-page-break/>Для эффективного обслуживания покупателей каждому работнику необходим доступ к централизованному источнику информации об авторах, имеющихся в магазине книгах, покупателях и заказах. В настоящее время работники берут эти сведения из каталожных карточек и списков. Часто в них содержатся устаревшие сведения, что ведет к ошибкам. Кроме того, вместе заполнения бумажных бланков у каждого работника должна быть возможность оперативного создания, учета и модификации заказов. Однако право модифицировать сведения об авторах, книгах и покупателях следует предоставить только управляющим. </text:p>
      <text:p text:style-name="P12"/>
      <text:p text:style-name="P9"/>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Helvetica, sans-serif"/>
    <style:font-face style:name="Lohit Hindi1" svg:font-family="'Lohit Hindi'"/>
    <style:font-face style:name="Times New Roman" svg:font-family="'Times New Roman'" style:font-family-generic="roman"/>
    <style:font-face style:name="Mangal" svg:font-family="Mangal" style:font-pitch="variable"/>
    <style:font-face style:name="Microsoft YaHei" svg:font-family="'Microsoft YaHei'" style:font-pitch="variable"/>
    <style:font-face style:name="SimSun" svg:font-family="SimSun, 宋体"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WW-Заголовок" style:family="paragraph" style:parent-style-name="Standard" style:next-style-name="Subtitle">
      <style:paragraph-properties style:line-height-at-least="0.635cm" fo:text-align="center" style:justify-single-word="false" fo:orphans="0" fo:widows="0" style:vertical-align="baseline"/>
      <style:text-properties style:font-name-asian="SimSun" style:font-size-complex="10pt"/>
    </style:style>
    <style:style style:name="Заголовок" style:family="paragraph" style:parent-style-name="Standard" style:next-style-name="Text_20_body">
      <style:paragraph-properties fo:margin-top="0.423cm" fo:margin-bottom="0.212cm" style:contextual-spacing="false" fo:keep-with-next="always"/>
      <style:text-properties style:font-name="Arial1" fo:font-size="14pt" style:font-name-asian="Microsoft YaHei" style:font-size-asian="14pt" style:font-name-complex="Mangal" style:font-size-complex="14pt"/>
    </style:style>
    <style:style style:name="Subtitle" style:family="paragraph" style:parent-style-name="Заголовок"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agraph-properties fo:orphans="0" fo:widows="0" fo:hyphenation-ladder-count="no-limit"/>
      <style:text-properties style:use-window-font-color="true" style:font-name="Times New Roman1" fo:font-size="10pt" fo:language="ru" fo:country="RU" style:font-name-asian="Times New Roman1" style:font-size-asian="10pt" style:language-asian="zh" style:country-asian="CN" style:font-name-complex="Calibri" style:font-size-complex="10pt" style:language-complex="ar" style:country-complex="SA" fo:hyphenate="false" fo:hyphenation-remain-char-count="2" fo:hyphenation-push-char-count="2"/>
    </style:style>
    <style:style style:name="Основной_20_текст_20_3" style:display-name="Основной текст 3" style:family="paragraph" style:parent-style-name="Standard">
      <style:paragraph-properties fo:margin-top="0cm" fo:margin-bottom="0.212cm" style:contextual-spacing="false"/>
      <style:text-properties fo:font-size="8pt" style:font-size-asian="8pt" style:font-size-complex="8pt"/>
    </style:style>
    <style:style style:name="Основной_20_текст_20_2" style:display-name="Основной текст 2" style:family="paragraph" style:parent-style-name="Standard">
      <style:paragraph-properties fo:margin-top="0cm" fo:margin-bottom="0.212cm" style:contextual-spacing="false" fo:line-height="200%"/>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ura </meta:initial-creator>
    <meta:creation-date>2013-10-25T13:12:44</meta:creation-date>
    <dc:date>2013-10-28T22:35:41</dc:date>
    <dc:creator>Yura </dc:creator>
    <meta:editing-duration>PT3M13S</meta:editing-duration>
    <meta:editing-cycles>6</meta:editing-cycles>
    <meta:generator>LibreOffice/4.0.2.2$Linux_X86_64 LibreOffice_project/400m0$Build-2</meta:generator>
    <meta:document-statistic meta:table-count="0" meta:image-count="0" meta:object-count="0" meta:page-count="5" meta:paragraph-count="59" meta:word-count="1187" meta:character-count="8818" meta:non-whitespace-character-count="7648"/>
  </office:meta>
</office:document-meta>
</file>